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cm"/>
    </style:style>
    <style:style style:name="gr3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1.5cm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1cm"/>
    </style:style>
    <style:style style:name="gr5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2.2cm"/>
    </style:style>
    <style:style style:name="gr6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1.3cm"/>
    </style:style>
    <style:style style:name="gr7" style:family="graphic" style:parent-style-name="standard">
      <style:graphic-properties draw:fill="solid" draw:fill-color="#99ccff" draw:textarea-horizontal-align="justify" draw:textarea-vertical-align="middle" draw:auto-grow-height="false" fo:min-height="0.05cm" fo:min-width="2.7cm"/>
    </style:style>
    <style:style style:name="gr8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9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1.5cm"/>
    </style:style>
    <style:style style:name="gr10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1cm"/>
    </style:style>
    <style:style style:name="gr11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2.2cm"/>
    </style:style>
    <style:style style:name="gr12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1.3cm"/>
    </style:style>
    <style:style style:name="gr13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2.7cm"/>
    </style:style>
    <style:style style:name="gr14" style:family="graphic" style:parent-style-name="standard">
      <style:graphic-properties draw:fill="solid" draw:fill-color="#80ffc8" draw:textarea-horizontal-align="justify" draw:textarea-vertical-align="middle" draw:auto-grow-height="false" fo:min-height="0.05cm" fo:min-width="2.5cm"/>
    </style:style>
    <style:style style:name="gr15" style:family="graphic" style:parent-style-name="standard">
      <style:graphic-properties draw:stroke="none" svg:stroke-color="#000000" draw:fill="none" draw:fill-color="#ffffff" fo:min-height="0.349cm"/>
    </style:style>
    <style:style style:name="gr16" style:family="graphic" style:parent-style-name="standard">
      <style:graphic-properties draw:stroke="none" svg:stroke-color="#000000" draw:fill="none" draw:fill-color="#ffffff" fo:min-height="0.248cm"/>
    </style:style>
    <style:style style:name="gr17" style:family="graphic" style:parent-style-name="standard">
      <style:graphic-properties draw:stroke="none" svg:stroke-color="#000000" draw:fill="none" draw:fill-color="#ffffff" fo:min-height="0.781cm"/>
    </style:style>
    <style:style style:name="gr18" style:family="graphic" style:parent-style-name="standard">
      <style:graphic-properties draw:stroke="none" svg:stroke-color="#3465a4" draw:fill="solid" draw:fill-color="#99ccff" draw:textarea-horizontal-align="justify" draw:textarea-vertical-align="middle" draw:auto-grow-height="false" fo:min-height="0.05cm" fo:min-width="0.5cm"/>
    </style:style>
    <style:style style:name="gr19" style:family="graphic" style:parent-style-name="standard">
      <style:graphic-properties draw:stroke="none" svg:stroke-color="#3465a4" draw:fill="solid" draw:fill-color="#80ffc8" draw:textarea-horizontal-align="justify" draw:textarea-vertical-align="middle" draw:auto-grow-height="false" fo:min-height="0.05cm" fo:min-width="0.5cm"/>
    </style:style>
    <style:style style:name="gr20" style:family="graphic" style:parent-style-name="standard">
      <style:graphic-properties draw:stroke="none" svg:stroke-color="#000000" draw:fill="none" draw:fill-color="#ffffff" fo:min-height="0.04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99ccff"/>
      <style:paragraph-properties fo:text-align="center"/>
    </style:style>
    <style:style style:name="P4" style:family="paragraph">
      <loext:graphic-properties draw:fill="solid" draw:fill-color="#80ffc8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7.5cm" svg:x2="11cm" svg:y2="7.5cm">
          <text:p/>
        </draw:line>
        <draw:frame draw:style-name="gr2" draw:text-style-name="P2" draw:layer="layout" svg:width="1.3cm" svg:height="0.564cm" svg:x="5.5cm" svg:y="7.4cm">
          <draw:text-box>
            <text:p>time</text:p>
          </draw:text-box>
        </draw:frame>
        <draw:custom-shape draw:style-name="gr3" draw:text-style-name="P3" draw:layer="layout" svg:width="2cm" svg:height="0.3cm" svg:x="2.6cm" svg:y="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0.3cm" svg:x="2.8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3.1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7cm" svg:height="0.3cm" svg:x="3.3cm" svg:y="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cm" svg:height="0.3cm" svg:x="3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3.8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8cm" svg:height="0.3cm" svg:x="4cm" svg:y="5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3.2cm" svg:height="0.3cm" svg:x="4.2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4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cm" svg:height="0.3cm" svg:x="4.7cm" svg:y="7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6cm" svg:y1="2cm" svg:x2="2.6cm" svg:y2="7.5cm">
          <text:p/>
        </draw:line>
        <draw:custom-shape draw:style-name="gr9" draw:text-style-name="P4" draw:layer="layout" svg:width="2cm" svg:height="0.3cm" svg:x="4.5cm" svg:y="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3cm" svg:x="4.7cm" svg:y="2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3cm" svg:x="6.3cm" svg:y="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7cm" svg:height="0.3cm" svg:x="6.1cm" svg:y="5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5cm" svg:height="0.3cm" svg:x="6.6cm" svg:y="6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3cm" svg:x="5.9cm" svg:y="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8cm" svg:height="0.3cm" svg:x="5.1cm" svg:y="4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2cm" svg:height="0.3cm" svg:x="5.2cm" svg:y="3.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cm" svg:height="0.3cm" svg:x="6.8cm" svg:y="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cm" svg:height="0.3cm" svg:x="7.6cm" svg:y="6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8cm" svg:y1="2cm" svg:x2="9.8cm" svg:y2="7.5cm">
          <text:p/>
        </draw:line>
        <draw:frame draw:style-name="gr15" draw:text-style-name="P2" draw:layer="layout" svg:width="1.2cm" svg:height="0.599cm" svg:x="2cm" svg:y="1.501cm">
          <draw:text-box>
            <text:p>start</text:p>
          </draw:text-box>
        </draw:frame>
        <draw:frame draw:style-name="gr16" draw:text-style-name="P2" draw:layer="layout" svg:width="1.3cm" svg:height="0.564cm" svg:x="9.2cm" svg:y="1.503cm">
          <draw:text-box>
            <text:p>finish</text:p>
          </draw:text-box>
        </draw:frame>
        <draw:frame draw:style-name="gr17" draw:text-style-name="P2" draw:layer="layout" svg:width="5.1cm" svg:height="1.031cm" svg:x="3.7cm" svg:y="1cm">
          <draw:text-box>
            <text:p>Chain Load Step Operations</text:p>
          </draw:text-box>
        </draw:frame>
        <draw:frame draw:style-name="gr2" draw:text-style-name="P2" draw:layer="layout" svg:width="1.2cm" svg:height="0.564cm" svg:x="1.2cm" svg:y="2.3cm">
          <draw:text-box>
            <text:p>item0</text:p>
          </draw:text-box>
        </draw:frame>
        <draw:frame draw:style-name="gr15" draw:text-style-name="P2" draw:layer="layout" svg:width="1.2cm" svg:height="0.599cm" svg:x="1.2cm" svg:y="2.803cm">
          <draw:text-box>
            <text:p>item1</text:p>
          </draw:text-box>
        </draw:frame>
        <draw:frame draw:style-name="gr2" draw:text-style-name="P2" draw:layer="layout" svg:width="1.2cm" svg:height="0.564cm" svg:x="1.2cm" svg:y="3.3cm">
          <draw:text-box>
            <text:p>item2</text:p>
          </draw:text-box>
        </draw:frame>
        <draw:frame draw:style-name="gr15" draw:text-style-name="P2" draw:layer="layout" svg:width="1.2cm" svg:height="0.599cm" svg:x="1.2cm" svg:y="3.803cm">
          <draw:text-box>
            <text:p>item3</text:p>
          </draw:text-box>
        </draw:frame>
        <draw:frame draw:style-name="gr2" draw:text-style-name="P2" draw:layer="layout" svg:width="1.2cm" svg:height="0.564cm" svg:x="1.2cm" svg:y="4.3cm">
          <draw:text-box>
            <text:p>item4</text:p>
          </draw:text-box>
        </draw:frame>
        <draw:frame draw:style-name="gr15" draw:text-style-name="P2" draw:layer="layout" svg:width="1.2cm" svg:height="0.599cm" svg:x="1.2cm" svg:y="4.803cm">
          <draw:text-box>
            <text:p>item5</text:p>
          </draw:text-box>
        </draw:frame>
        <draw:frame draw:style-name="gr2" draw:text-style-name="P2" draw:layer="layout" svg:width="1.2cm" svg:height="0.564cm" svg:x="1.2cm" svg:y="5.3cm">
          <draw:text-box>
            <text:p>item6</text:p>
          </draw:text-box>
        </draw:frame>
        <draw:frame draw:style-name="gr15" draw:text-style-name="P2" draw:layer="layout" svg:width="1.2cm" svg:height="0.599cm" svg:x="1.2cm" svg:y="5.803cm">
          <draw:text-box>
            <text:p>item7</text:p>
          </draw:text-box>
        </draw:frame>
        <draw:frame draw:style-name="gr2" draw:text-style-name="P2" draw:layer="layout" svg:width="1.2cm" svg:height="0.564cm" svg:x="1.2cm" svg:y="6.3cm">
          <draw:text-box>
            <text:p>item8</text:p>
          </draw:text-box>
        </draw:frame>
        <draw:frame draw:style-name="gr15" draw:text-style-name="P2" draw:layer="layout" svg:width="1.2cm" svg:height="0.599cm" svg:x="1.2cm" svg:y="6.803cm">
          <draw:text-box>
            <text:p>item9</text:p>
          </draw:text-box>
        </draw:frame>
        <draw:custom-shape draw:style-name="gr18" draw:text-style-name="P3" draw:layer="layout" svg:width="1cm" svg:height="0.3cm" svg:x="11cm" svg:y="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cm" svg:height="0.3cm" svg:x="11cm" svg:y="4cm">
          <text:p/>
          <draw:enhanced-geometry svg:viewBox="0 0 21600 21600" draw:type="rectangle" draw:enhanced-path="M 0 0 L 21600 0 21600 21600 0 21600 0 0 Z N"/>
        </draw:custom-shape>
        <draw:frame draw:style-name="gr20" draw:text-style-name="P2" draw:layer="layout" svg:width="1.6cm" svg:height="0.564cm" svg:x="12cm" svg:y="2.903cm">
          <draw:text-box>
            <text:p>Create</text:p>
          </draw:text-box>
        </draw:frame>
        <draw:frame draw:style-name="gr20" draw:text-style-name="P2" draw:layer="layout" svg:width="1.6cm" svg:height="0.564cm" svg:x="12cm" svg:y="3.903cm">
          <draw:text-box>
            <text:p>Re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9cm" style:print-orientation="portrait"/>
    </style:page-layout>
    <style:style style:name="Mdp1" style:family="drawing-page">
      <style:drawing-page-properties draw:background-size="border" draw:fill="none" draw:gradient-step-count="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Kurilov</meta:initial-creator>
    <meta:creation-date>2017-09-22T09:09:33.160647429</meta:creation-date>
    <dc:date>2017-09-22T09:54:33.446725633</dc:date>
    <dc:creator>Andrey Kurilov</dc:creator>
    <meta:editing-duration>PT3M8S</meta:editing-duration>
    <meta:editing-cycles>3</meta:editing-cycles>
    <meta:generator>LibreOffice/5.4.0.3$Linux_X86_64 LibreOffice_project/40m0$Build-3</meta:generator>
    <meta:document-statistic meta:object-count="41"/>
  </office:meta>
</office:document-meta>
</file>